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7.481cm"/>
    </style:style>
    <style:style style:name="co4" style:family="table-column">
      <style:table-column-properties fo:break-before="auto" style:column-width="14.092cm"/>
    </style:style>
    <style:style style:name="co5" style:family="table-column">
      <style:table-column-properties fo:break-before="auto" style:column-width="7.172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611cm"/>
    </style:style>
    <style:style style:name="ro1" style:family="table-row">
      <style:table-row-properties style:row-height="0.52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9">
      <style:table-cell-properties style:rotation-align="none"/>
    </style:style>
    <style:style style:name="ce3" style:family="table-cell" style:parent-style-name="Default">
      <style:table-cell-properties fo:background-color="#c6d9f1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6" style:family="table-cell" style:parent-style-name="Default" style:data-style-name="N4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Account Name <text:s text:c="6"/>: <text:s text:c="15"/></text:p>
          </table:table-cell>
          <table:table-cell table:style-name="ce1" office:value-type="string" calcext:value-type="string">
            <text:p>AKSHAYA KUMAR R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ress <text:s text:c="11"/>:</text:p>
          </table:table-cell>
          <table:table-cell table:style-name="ce1" office:value-type="string" calcext:value-type="string">
            <text:p>AT-I.F.A.D. COLONY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 office:value-type="string" calcext:value-type="string">
            <text:p>AT/PO-KASHIPUR-765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 office:value-type="string" calcext:value-type="string">
            <text:p>Rayag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e <text:s text:c="14"/>: <text:s text:c="15"/></text:p>
          </table:table-cell>
          <table:table-cell table:style-name="ce2" office:value-type="date" office:date-value="2018-03-07" calcext:value-type="date">
            <text:p>7 Mar 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ount Number <text:s text:c="4"/>:</text:p>
          </table:table-cell>
          <table:table-cell table:style-name="ce1" office:value-type="string" calcext:value-type="string">
            <text:p>_000000116668106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ount Description:</text:p>
          </table:table-cell>
          <table:table-cell table:style-name="ce1" office:value-type="string" calcext:value-type="string">
            <text:p>SBCHQ-GEN-PUB-IND-RURAL-IN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nch <text:s text:c="12"/>:</text:p>
          </table:table-cell>
          <table:table-cell table:style-name="ce1" office:value-type="string" calcext:value-type="string">
            <text:p>KASHIP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ing Power <text:s text:c="5"/>: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t Rate(% p.a.):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 Balance <text:s text:c="5"/>: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F No. <text:s text:c="9"/>:</text:p>
          </table:table-cell>
          <table:table-cell table:style-name="ce1" office:value-type="string" calcext:value-type="string">
            <text:p>_813680268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FS Code <text:s text:c="8"/>:</text:p>
          </table:table-cell>
          <table:table-cell table:style-name="ce1" office:value-type="string" calcext:value-type="string">
            <text:p>SBIN00020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CR Code <text:s text:c="7"/>:</text:p>
          </table:table-cell>
          <table:table-cell table:style-name="ce1" office:value-type="string" calcext:value-type="string">
            <text:p>_76500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tion Registered <text:s text:c="3"/>:</text:p>
          </table:table-cell>
          <table:table-cell table:style-name="ce1" office:value-type="string" calcext:value-type="string">
            <text:p>No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ance on 1 Apr 2016 <text:s text:c="7"/>:</text:p>
          </table:table-cell>
          <table:table-cell table:style-name="ce1" office:value-type="float" office:value="624.27" calcext:value-type="float">
            <text:p>624.27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tart Date <text:s text:c="9"/>:</text:p>
          </table:table-cell>
          <table:table-cell table:style-name="ce2" office:value-type="date" office:date-value="2016-04-01" calcext:value-type="date">
            <text:p>1 Apr 16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nd Date <text:s text:c="11"/>:</text:p>
          </table:table-cell>
          <table:table-cell table:style-name="ce2" office:value-type="date" office:date-value="2017-03-31" calcext:value-type="date">
            <text:p>31 Mar 17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xn Date</text:p>
          </table:table-cell>
          <table:table-cell table:style-name="ce1" office:value-type="string" calcext:value-type="string">
            <text:p>Value 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 No./Cheque No.</text:p>
          </table:table-cell>
          <table:table-cell table:style-name="ce1" office:value-type="string" calcext:value-type="string">
            <text:p><text:s text:c="8"/>Debi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Balance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5-23" calcext:value-type="date">
            <text:p>23 May 16</text:p>
          </table:table-cell>
          <table:table-cell table:style-name="ce1" office:value-type="string" calcext:value-type="string">
            <text:p><text:s text:c="3"/>BY TRANSFER-HP600509 131260 150542659153323-MAY-2016--</text:p>
          </table:table-cell>
          <table:table-cell table:style-name="ce1" office:value-type="string" calcext:value-type="string">
            <text:p>TRANSFER FROM 319996510521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2.16" calcext:value-type="float">
            <text:p>122.16</text:p>
          </table:table-cell>
          <table:table-cell table:style-name="ce1" office:value-type="float" office:value="746.43" calcext:value-type="float">
            <text:p>746.4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6-18" calcext:value-type="date">
            <text:p>18 Jun 16</text:p>
          </table:table-cell>
          <table:table-cell table:style-name="ce1" office:value-type="string" calcext:value-type="string">
            <text:p><text:s text:c="3"/>BY TRANSFER-HP600509 133127 160644498535418-JUN-2016--</text:p>
          </table:table-cell>
          <table:table-cell table:style-name="ce1" office:value-type="string" calcext:value-type="string">
            <text:p>TRANSFER FROM 319997310521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43.49" calcext:value-type="float">
            <text:p>143.49</text:p>
          </table:table-cell>
          <table:table-cell table:style-name="ce1" office:value-type="float" office:value="889.92" calcext:value-type="float">
            <text:p>889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6-25" calcext:value-type="date">
            <text:p>25 Jun 16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04.92" calcext:value-type="float">
            <text:p>904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06" calcext:value-type="date">
            <text:p>6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31" calcext:value-type="float">
            <text:p>4,931.00</text:p>
          </table:table-cell>
          <table:table-cell table:style-name="ce6" office:value-type="float" office:value="5835.92" calcext:value-type="float">
            <text:p>5,835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06" calcext:value-type="date">
            <text:p>6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62" calcext:value-type="float">
            <text:p>4,962.00</text:p>
          </table:table-cell>
          <table:table-cell table:style-name="ce6" office:value-type="float" office:value="10797.92" calcext:value-type="float">
            <text:p>10,797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06" calcext:value-type="date">
            <text:p>6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31" calcext:value-type="float">
            <text:p>4,931.00</text:p>
          </table:table-cell>
          <table:table-cell table:style-name="ce6" office:value-type="float" office:value="15728.92" calcext:value-type="float">
            <text:p>15,728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06" calcext:value-type="date">
            <text:p>6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31" calcext:value-type="float">
            <text:p>4,931.00</text:p>
          </table:table-cell>
          <table:table-cell table:style-name="ce6" office:value-type="float" office:value="20659.92" calcext:value-type="float">
            <text:p>20,659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06" calcext:value-type="date">
            <text:p>6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31" calcext:value-type="float">
            <text:p>4,931.00</text:p>
          </table:table-cell>
          <table:table-cell table:style-name="ce6" office:value-type="float" office:value="25590.92" calcext:value-type="float">
            <text:p>25,590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09" calcext:value-type="date">
            <text:p>9 Aug 16</text:p>
          </table:table-cell>
          <table:table-cell table:style-name="ce1" office:value-type="string" calcext:value-type="string">
            <text:p><text:s text:c="3"/>ATM WDL-ATM CASH 9424 <text:s/>KASHIPUR ONSITE <text:s text:c="6"/>RAYAGADA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5590.92" calcext:value-type="float">
            <text:p>5,590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10" calcext:value-type="date">
            <text:p>10 Aug 16</text:p>
          </table:table-cell>
          <table:table-cell table:style-name="ce1" office:value-type="string" calcext:value-type="string">
            <text:p><text:s text:c="3"/>ATM WDL-ATM CASH 5226 <text:s/>SBI TIKIRI HOSPITAL <text:s text:c="2"/>TIKIRI--</text:p>
          </table:table-cell>
          <table:table-cell table:style-name="ce1"/>
          <table:table-cell table:style-name="ce6" office:value-type="float" office:value="5000" calcext:value-type="float">
            <text:p>5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90.92" calcext:value-type="float">
            <text:p>590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11" calcext:value-type="date">
            <text:p>11 Aug 16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3931439570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000" calcext:value-type="float">
            <text:p>2,000.00</text:p>
          </table:table-cell>
          <table:table-cell table:style-name="ce6" office:value-type="float" office:value="2590.92" calcext:value-type="float">
            <text:p>2,590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11" calcext:value-type="date">
            <text:p>11 Aug 16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3931439570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8000" calcext:value-type="float">
            <text:p>18,000.00</text:p>
          </table:table-cell>
          <table:table-cell table:style-name="ce6" office:value-type="float" office:value="20590.92" calcext:value-type="float">
            <text:p>20,590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11" calcext:value-type="date">
            <text:p>11 Aug 16</text:p>
          </table:table-cell>
          <table:table-cell table:style-name="ce1" office:value-type="string" calcext:value-type="string">
            <text:p><text:s text:c="3"/>ATM WDL-ATM CASH 1313 <text:s/>SBI <text:s/>ON-SITE-II <text:s text:c="6"/>RAYAGADA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90.92" calcext:value-type="float">
            <text:p>590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23" calcext:value-type="date">
            <text:p>23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31" calcext:value-type="float">
            <text:p>4,931.00</text:p>
          </table:table-cell>
          <table:table-cell table:style-name="ce6" office:value-type="float" office:value="5521.92" calcext:value-type="float">
            <text:p>5,521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23" calcext:value-type="date">
            <text:p>23 Aug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931" calcext:value-type="float">
            <text:p>4,931.00</text:p>
          </table:table-cell>
          <table:table-cell table:style-name="ce6" office:value-type="float" office:value="10452.92" calcext:value-type="float">
            <text:p>10,452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8-25" calcext:value-type="date">
            <text:p>25 Aug 16</text:p>
          </table:table-cell>
          <table:table-cell table:style-name="ce1" office:value-type="string" calcext:value-type="string">
            <text:p><text:s text:c="3"/>ATM WDL-ATM CASH 880 <text:s text:c="2"/>SBI TIKIRI HOSPITAL <text:s text:c="2"/>TIKIRI--</text:p>
          </table:table-cell>
          <table:table-cell table:style-name="ce1"/>
          <table:table-cell table:style-name="ce6" office:value-type="float" office:value="10200" calcext:value-type="float">
            <text:p>10,2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52.92" calcext:value-type="float">
            <text:p>252.92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9-01" calcext:value-type="date">
            <text:p>1 Sep 16</text:p>
          </table:table-cell>
          <table:table-cell table:style-name="ce1" office:value-type="string" calcext:value-type="string">
            <text:p><text:s text:c="3"/>BY TRANSFER-HP600509 138060 260849841211001-SEP-2016--</text:p>
          </table:table-cell>
          <table:table-cell table:style-name="ce1" office:value-type="string" calcext:value-type="string">
            <text:p>TRANSFER FROM 319998310521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77.57" calcext:value-type="float">
            <text:p>77.57</text:p>
          </table:table-cell>
          <table:table-cell table:style-name="ce1" office:value-type="float" office:value="330.49" calcext:value-type="float">
            <text:p>330.49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9-25" calcext:value-type="date">
            <text:p>25 Sep 16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7.49" calcext:value-type="float">
            <text:p>347.49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06" calcext:value-type="date">
            <text:p>6 Oct 16</text:p>
          </table:table-cell>
          <table:table-cell table:style-name="ce1" office:value-type="string" calcext:value-type="string">
            <text:p><text:s text:c="3"/>BY TRANSFER-HP600509 141655 300952548745506-OCT-2016--</text:p>
          </table:table-cell>
          <table:table-cell table:style-name="ce1" office:value-type="string" calcext:value-type="string">
            <text:p>TRANSFER FROM 319997110521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4.79" calcext:value-type="float">
            <text:p>54.79</text:p>
          </table:table-cell>
          <table:table-cell table:style-name="ce1" office:value-type="float" office:value="402.28" calcext:value-type="float">
            <text:p>402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3811934264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6" office:value-type="float" office:value="40402.28" calcext:value-type="float">
            <text:p>40,402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3811934264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0000" calcext:value-type="float">
            <text:p>10,000.00</text:p>
          </table:table-cell>
          <table:table-cell table:style-name="ce6" office:value-type="float" office:value="50402.28" calcext:value-type="float">
            <text:p>50,402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30000" calcext:value-type="float">
            <text:p>30,000.00</text:p>
          </table:table-cell>
          <table:table-cell table:style-name="ce6" office:value-type="float" office:value="80402.28" calcext:value-type="float">
            <text:p>80,402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<text:s text:c="3"/>TO TRANSFER-EDN LOAN A/C CLOSED--</text:p>
          </table:table-cell>
          <table:table-cell table:style-name="ce1" office:value-type="string" calcext:value-type="string">
            <text:p>TRANSFER TO 34161213106 <text:s text:c="26"/></text:p>
          </table:table-cell>
          <table:table-cell table:style-name="ce6" office:value-type="float" office:value="67205" calcext:value-type="float">
            <text:p>67,205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3197.28" calcext:value-type="float">
            <text:p>13,197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<text:s text:c="3"/>BY TRANSFER-STDR CLOSER--</text:p>
          </table:table-cell>
          <table:table-cell table:style-name="ce1" office:value-type="string" calcext:value-type="string">
            <text:p>TRANSFER FROM 34105530244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7" office:value-type="float" office:value="590954" calcext:value-type="float">
            <text:p>590954</text:p>
          </table:table-cell>
          <table:table-cell table:style-name="ce1" office:value-type="float" office:value="604151.28" calcext:value-type="float">
            <text:p>604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CHEQUE WDL-WITHDRAWAL TRANSFER BY CHEQUE--262717</text:p>
          </table:table-cell>
          <table:table-cell table:style-name="ce1" office:value-type="string" calcext:value-type="string">
            <text:p>TRANSFER FROM 31011435871 / 262717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74151.28" calcext:value-type="float">
            <text:p>474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7" calcext:value-type="date">
            <text:p>17 Oct 16</text:p>
          </table:table-cell>
          <table:table-cell table:style-name="ce1" office:value-type="string" calcext:value-type="string">
            <text:p><text:s text:c="3"/>ATM WDL-ATM CASH 5864 <text:s/>KASHIPUR ONSITE <text:s text:c="6"/>RAYAGADA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64151.28" calcext:value-type="float">
            <text:p>464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8" calcext:value-type="date">
            <text:p>18 Oct 16</text:p>
          </table:table-cell>
          <table:table-cell table:style-name="ce1" office:value-type="string" calcext:value-type="string">
            <text:p>CASH CHEQUE-B NAIK--262718</text:p>
          </table:table-cell>
          <table:table-cell table:style-name="ce1" office:value-type="float" office:value="262718" calcext:value-type="float">
            <text:p>262718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34151.28" calcext:value-type="float">
            <text:p>234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8" calcext:value-type="date">
            <text:p>18 Oct 16</text:p>
          </table:table-cell>
          <table:table-cell table:style-name="ce1" office:value-type="string" calcext:value-type="string">
            <text:p><text:s text:c="3"/>ATM WDL-ATM CASH 7584 <text:s/>SBI <text:s/>RAYAGADA MAIN RO BHUBANESHWAR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14151.28" calcext:value-type="float">
            <text:p>214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18" calcext:value-type="date">
            <text:p>18 Oct 16</text:p>
          </table:table-cell>
          <table:table-cell table:style-name="ce1" office:value-type="string" calcext:value-type="string">
            <text:p><text:s text:c="3"/>ATM WDL-ATM CASH 7585 <text:s/>SBI <text:s/>RAYAGADA MAIN RO BHUBANESHWAR--</text:p>
          </table:table-cell>
          <table:table-cell table:style-name="ce1"/>
          <table:table-cell table:style-name="ce6" office:value-type="float" office:value="12000" calcext:value-type="float">
            <text:p>12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02151.28" calcext:value-type="float">
            <text:p>202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0" calcext:value-type="date">
            <text:p>20 Oct 16</text:p>
          </table:table-cell>
          <table:table-cell table:style-name="ce1" office:value-type="string" calcext:value-type="string">
            <text:p><text:s text:c="3"/>ATM WDL-ATM CASH 1755 <text:s/>SBI <text:s/>TIKIRI <text:s text:c="10"/>TIKIRI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82151.28" calcext:value-type="float">
            <text:p>182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0" calcext:value-type="date">
            <text:p>20 Oct 16</text:p>
          </table:table-cell>
          <table:table-cell table:style-name="ce1" office:value-type="string" calcext:value-type="string">
            <text:p><text:s text:c="3"/>ATM WDL-ATM CASH 1756 <text:s/>SBI <text:s/>TIKIRI <text:s text:c="10"/>TIKIRI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2151.28" calcext:value-type="float">
            <text:p>162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0" calcext:value-type="date">
            <text:p>20 Oct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3931439570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22151.28" calcext:value-type="float">
            <text:p>122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3" calcext:value-type="date">
            <text:p>23 Oct 16</text:p>
          </table:table-cell>
          <table:table-cell table:style-name="ce1" office:value-type="string" calcext:value-type="string">
            <text:p><text:s text:c="3"/>ATM WDL-ATM CASH 350 <text:s text:c="2"/>SBI <text:s/>RAYAGA <text:s text:c="10"/>RAYAGADA--</text:p>
          </table:table-cell>
          <table:table-cell table:style-name="ce1"/>
          <table:table-cell table:style-name="ce6" office:value-type="float" office:value="7000" calcext:value-type="float">
            <text:p>7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5151.28" calcext:value-type="float">
            <text:p>115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4" calcext:value-type="date">
            <text:p>24 Oct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3931439570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5151.28" calcext:value-type="float">
            <text:p>75,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5" calcext:value-type="date">
            <text:p>25 Oct 16</text:p>
          </table:table-cell>
          <table:table-cell table:style-name="ce1" office:value-type="string" calcext:value-type="string">
            <text:p><text:s text:c="3"/>ATM WDL-ATM CASH 1155 <text:s/>TIKIRI,MAIN ROAD CD <text:s text:c="3"/>RAYAGADA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3151.28" calcext:value-type="float">
            <text:p>73,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6" calcext:value-type="date">
            <text:p>26 Oct 16</text:p>
          </table:table-cell>
          <table:table-cell table:style-name="ce1" office:value-type="string" calcext:value-type="string">
            <text:p><text:s text:c="3"/>ATM WDL-ATM CASH 5404 <text:s/>TIKIRICDM <text:s text:c="12"/>TIKIRI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53151.28" calcext:value-type="float">
            <text:p>53,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6" calcext:value-type="date">
            <text:p>26 Oct 16</text:p>
          </table:table-cell>
          <table:table-cell table:style-name="ce1" office:value-type="string" calcext:value-type="string">
            <text:p><text:s text:c="3"/>ATM WDL-ATM CASH 5405 <text:s/>TIKIRICDM <text:s text:c="12"/>TIKIRI--</text:p>
          </table:table-cell>
          <table:table-cell table:style-name="ce1"/>
          <table:table-cell table:style-name="ce6" office:value-type="float" office:value="11000" calcext:value-type="float">
            <text:p>11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2151.28" calcext:value-type="float">
            <text:p>42,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0-28" calcext:value-type="date">
            <text:p>28 Oct 16</text:p>
          </table:table-cell>
          <table:table-cell table:style-name="ce1" office:value-type="string" calcext:value-type="string">
            <text:p><text:s text:c="3"/>ATM WDL-ATM CASH 7053 <text:s/>TIKIRI,MAIN ROAD <text:s text:c="6"/>RAYGADAORISS--</text:p>
          </table:table-cell>
          <table:table-cell table:style-name="ce1"/>
          <table:table-cell table:style-name="ce6" office:value-type="float" office:value="1000" calcext:value-type="float">
            <text:p>1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1151.28" calcext:value-type="float">
            <text:p>41,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1" calcext:value-type="date">
            <text:p>1 Nov 16</text:p>
          </table:table-cell>
          <table:table-cell table:style-name="ce1" office:value-type="string" calcext:value-type="string">
            <text:p><text:s text:c="3"/>ATM WDL-ATM CASH 3955 <text:s/>KASHIPUR ONSITE <text:s text:c="6"/>RAYAGADA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1151.28" calcext:value-type="float">
            <text:p>31,1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2" calcext:value-type="date">
            <text:p>2 Nov 16</text:p>
          </table:table-cell>
          <table:table-cell table:style-name="ce1" office:value-type="string" calcext:value-type="string">
            <text:p><text:s text:c="3"/>ATM WDL-ATM CASH 2403 <text:s/>OLD BUS STAND <text:s/>MAIN ROARAYAGADA--</text:p>
          </table:table-cell>
          <table:table-cell table:style-name="ce1"/>
          <table:table-cell table:style-name="ce6" office:value-type="float" office:value="1500" calcext:value-type="float">
            <text:p>1,5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9651.28" calcext:value-type="float">
            <text:p>29,6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2" calcext:value-type="date">
            <text:p>2 Nov 16</text:p>
          </table:table-cell>
          <table:table-cell table:style-name="ce1" office:value-type="string" calcext:value-type="string">
            <text:p><text:s text:c="3"/>ATM WDL-ATM CASH 2417 <text:s/>OLD BUS STAND <text:s/>MAIN ROARAYAGADA--</text:p>
          </table:table-cell>
          <table:table-cell table:style-name="ce1"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9451.28" calcext:value-type="float">
            <text:p>29,4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4" calcext:value-type="date">
            <text:p>4 Nov 16</text:p>
          </table:table-cell>
          <table:table-cell table:style-name="ce1" office:value-type="string" calcext:value-type="string">
            <text:p><text:s text:c="3"/>ATM WDL-ATM CASH 8265 <text:s/>TIKIRICDM <text:s text:c="12"/>TIKIRI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9451.28" calcext:value-type="float">
            <text:p>19,4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7" calcext:value-type="date">
            <text:p>7 Nov 16</text:p>
          </table:table-cell>
          <table:table-cell table:style-name="ce1" office:value-type="string" calcext:value-type="string">
            <text:p><text:s text:c="3"/>ATM WDL-ATM CASH 3265 <text:s/>OLD BUS STAND <text:s/>MAIN ROARAYAGADA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9451.28" calcext:value-type="float">
            <text:p>9,4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7" calcext:value-type="date">
            <text:p>7 Nov 16</text:p>
          </table:table-cell>
          <table:table-cell table:style-name="ce1" office:value-type="string" calcext:value-type="string">
            <text:p><text:s text:c="3"/>ATM WDL-ATM CASH 767 <text:s text:c="2"/>STATION ROAD BRANCH <text:s text:c="2"/>RAYAGADA--</text:p>
          </table:table-cell>
          <table:table-cell table:style-name="ce1"/>
          <table:table-cell table:style-name="ce6" office:value-type="float" office:value="5000" calcext:value-type="float">
            <text:p>5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451.28" calcext:value-type="float">
            <text:p>4,451.28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08" calcext:value-type="date">
            <text:p>8 Nov 16</text:p>
          </table:table-cell>
          <table:table-cell table:style-name="ce1" office:value-type="string" calcext:value-type="string">
            <text:p><text:s text:c="3"/>BY TRANSFER-HP600509 143656 061155131214208-NOV-2016--</text:p>
          </table:table-cell>
          <table:table-cell table:style-name="ce1" office:value-type="string" calcext:value-type="string">
            <text:p>TRANSFER FROM 319998810521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09.06" calcext:value-type="float">
            <text:p>109.06</text:p>
          </table:table-cell>
          <table:table-cell table:style-name="ce6" office:value-type="float" office:value="4560.34" calcext:value-type="float">
            <text:p>4,56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14" calcext:value-type="date">
            <text:p>14 Nov 16</text:p>
          </table:table-cell>
          <table:table-cell table:style-name="ce1" office:value-type="string" calcext:value-type="string">
            <text:p><text:s text:c="3"/>CASH DEPOSIT-CASH DEPOSIT SELF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000" calcext:value-type="float">
            <text:p>4,000.00</text:p>
          </table:table-cell>
          <table:table-cell table:style-name="ce6" office:value-type="float" office:value="8560.34" calcext:value-type="float">
            <text:p>8,56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15" calcext:value-type="date">
            <text:p>15 Nov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16660" calcext:value-type="float">
            <text:p>16,660.00</text:p>
          </table:table-cell>
          <table:table-cell table:style-name="ce6" office:value-type="float" office:value="25220.34" calcext:value-type="float">
            <text:p>25,2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18" calcext:value-type="date">
            <text:p>18 Nov 16</text:p>
          </table:table-cell>
          <table:table-cell table:style-name="ce1" office:value-type="string" calcext:value-type="string">
            <text:p><text:s text:c="3"/>ATM WDL-ATM CASH 5716 <text:s/>SBI KHAN NAGAR <text:s text:c="7"/>CUTTACK--</text:p>
          </table:table-cell>
          <table:table-cell table:style-name="ce1"/>
          <table:table-cell table:style-name="ce6" office:value-type="float" office:value="2500" calcext:value-type="float">
            <text:p>2,5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2720.34" calcext:value-type="float">
            <text:p>22,7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19" calcext:value-type="date">
            <text:p>19 Nov 16</text:p>
          </table:table-cell>
          <table:table-cell table:style-name="ce1" office:value-type="string" calcext:value-type="string">
            <text:p><text:s text:c="3"/>ATM WDL-ATM CASH 9992 <text:s/>SBI <text:s/>KALYANINAGAR <text:s text:c="4"/>CUTTACK--</text:p>
          </table:table-cell>
          <table:table-cell table:style-name="ce1"/>
          <table:table-cell table:style-name="ce6" office:value-type="float" office:value="2500" calcext:value-type="float">
            <text:p>2,5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0220.34" calcext:value-type="float">
            <text:p>20,2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0" calcext:value-type="date">
            <text:p>20 Nov 16</text:p>
          </table:table-cell>
          <table:table-cell table:style-name="ce1" office:value-type="string" calcext:value-type="string">
            <text:p><text:s text:c="3"/>ATM WDL-ATM CASH 5331 <text:s/>SBI <text:s/>RAYAGADA RLY STN RAYAGADA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8220.34" calcext:value-type="float">
            <text:p>18,2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1" calcext:value-type="date">
            <text:p>21 Nov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20060418008 <text:s text:c="26"/></text:p>
          </table:table-cell>
          <table:table-cell table:style-name="ce6" office:value-type="float" office:value="1000" calcext:value-type="float">
            <text:p>1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7220.34" calcext:value-type="float">
            <text:p>17,2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1" calcext:value-type="date">
            <text:p>21 Nov 16</text:p>
          </table:table-cell>
          <table:table-cell table:style-name="ce1" office:value-type="string" calcext:value-type="string">
            <text:p><text:s text:c="3"/>CASH WITHDRAWAL-CASH Withdrawn at GCC--</text:p>
          </table:table-cell>
          <table:table-cell table:style-name="ce1"/>
          <table:table-cell table:style-name="ce6" office:value-type="float" office:value="1000" calcext:value-type="float">
            <text:p>1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6220.34" calcext:value-type="float">
            <text:p>16,2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4" calcext:value-type="date">
            <text:p>24 Nov 16</text:p>
          </table:table-cell>
          <table:table-cell table:style-name="ce1" office:value-type="string" calcext:value-type="string">
            <text:p><text:s text:c="3"/>CSH DEP (CDM)-CDMh04010sTIKIRICDM <text:s text:c="12"/>TIKIRI <text:s text:c="6"/>OR IN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18500" calcext:value-type="float">
            <text:p>18,500.00</text:p>
          </table:table-cell>
          <table:table-cell table:style-name="ce6" office:value-type="float" office:value="34720.34" calcext:value-type="float">
            <text:p>34,7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5" calcext:value-type="date">
            <text:p>25 Nov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718140454 <text:s text:c="26"/></text:p>
          </table:table-cell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2720.34" calcext:value-type="float">
            <text:p>32,7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8" calcext:value-type="date">
            <text:p>28 Nov 16</text:p>
          </table:table-cell>
          <table:table-cell table:style-name="ce1" office:value-type="string" calcext:value-type="string">
            <text:p><text:s text:c="3"/>ATM WDL-ATM CASH 6334 <text:s/>SBI <text:s/>TIKIRI <text:s text:c="10"/>TIKIRI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0720.34" calcext:value-type="float">
            <text:p>30,7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8" calcext:value-type="date">
            <text:p>28 Nov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487084029 <text:s text:c="26"/></text:p>
          </table:table-cell>
          <table:table-cell table:style-name="ce6" office:value-type="float" office:value="9000" calcext:value-type="float">
            <text:p>9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1720.34" calcext:value-type="float">
            <text:p>21,72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1-28" calcext:value-type="date">
            <text:p>28 Nov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2301912929 <text:s text:c="26"/></text:p>
          </table:table-cell>
          <table:table-cell table:style-name="ce6" office:value-type="float" office:value="16750" calcext:value-type="float">
            <text:p>16,75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970.34" calcext:value-type="float">
            <text:p>4,97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3" calcext:value-type="date">
            <text:p>3 Dec 16</text:p>
          </table:table-cell>
          <table:table-cell table:style-name="ce1" office:value-type="string" calcext:value-type="string">
            <text:p><text:s text:c="3"/>ATM WDL-ATM CASH 2532 <text:s/>SBI <text:s/>ON-SITE-II <text:s text:c="6"/>RAYAGADA--</text:p>
          </table:table-cell>
          <table:table-cell table:style-name="ce1"/>
          <table:table-cell table:style-name="ce6" office:value-type="float" office:value="2500" calcext:value-type="float">
            <text:p>2,5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470.34" calcext:value-type="float">
            <text:p>2,470.34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5" calcext:value-type="date">
            <text:p>5 Dec 16</text:p>
          </table:table-cell>
          <table:table-cell table:style-name="ce1" office:value-type="string" calcext:value-type="string">
            <text:p><text:s text:c="3"/>BY TRANSFER-HP600509 146077 011257844646405-DEC-2016--</text:p>
          </table:table-cell>
          <table:table-cell table:style-name="ce1" office:value-type="string" calcext:value-type="string">
            <text:p>TRANSFER FROM 3199972105216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1.41" calcext:value-type="float">
            <text:p>161.41</text:p>
          </table:table-cell>
          <table:table-cell table:style-name="ce6" office:value-type="float" office:value="2631.75" calcext:value-type="float">
            <text:p>2,631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5" calcext:value-type="date">
            <text:p>5 Dec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0734933143 <text:s text:c="26"/></text:p>
          </table:table-cell>
          <table:table-cell table:style-name="ce6" office:value-type="float" office:value="1500" calcext:value-type="float">
            <text:p>1,5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131.75" calcext:value-type="float">
            <text:p>1,131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5" calcext:value-type="date">
            <text:p>5 Dec 16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0618876122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0000" calcext:value-type="float">
            <text:p>10,000.00</text:p>
          </table:table-cell>
          <table:table-cell table:style-name="ce6" office:value-type="float" office:value="11131.75" calcext:value-type="float">
            <text:p>11,131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5" calcext:value-type="date">
            <text:p>5 Dec 16</text:p>
          </table:table-cell>
          <table:table-cell table:style-name="ce1" office:value-type="string" calcext:value-type="string">
            <text:p><text:s text:c="3"/>ATM WDL-ATM CASH 182 <text:s text:c="2"/>SBI TIKIRI HOSPITAL <text:s text:c="2"/>TIKIRI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9131.75" calcext:value-type="float">
            <text:p>9,131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6" calcext:value-type="date">
            <text:p>6 Dec 16</text:p>
          </table:table-cell>
          <table:table-cell table:style-name="ce1" office:value-type="string" calcext:value-type="string">
            <text:p><text:s text:c="3"/>ATM WDL-ATM CASH 767 <text:s text:c="2"/>SBI TIKIRI HOSPITAL <text:s text:c="2"/>TIKIRI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131.75" calcext:value-type="float">
            <text:p>7,131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08" calcext:value-type="date">
            <text:p>8 Dec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2301912929 <text:s text:c="26"/></text:p>
          </table:table-cell>
          <table:table-cell table:style-name="ce6" office:value-type="float" office:value="7000" calcext:value-type="float">
            <text:p>7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31.75" calcext:value-type="float">
            <text:p>131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12-25" calcext:value-type="date">
            <text:p>25 Dec 16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85.75" calcext:value-type="float">
            <text:p>385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16" calcext:value-type="date">
            <text:p>16 Jan 17</text:p>
          </table:table-cell>
          <table:table-cell table:style-name="ce1" office:value-type="string" calcext:value-type="string">
            <text:p><text:s text:c="3"/>BY TRANSFER-HP600509 146648 271261534980416-JAN-2017--</text:p>
          </table:table-cell>
          <table:table-cell table:style-name="ce1" office:value-type="string" calcext:value-type="string">
            <text:p>TRANSFER FROM 319998910521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1.41" calcext:value-type="float">
            <text:p>161.41</text:p>
          </table:table-cell>
          <table:table-cell table:style-name="ce1" office:value-type="float" office:value="547.16" calcext:value-type="float">
            <text:p>547.16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19" calcext:value-type="date">
            <text:p>19 Jan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55638" calcext:value-type="float">
            <text:p>55,638.00</text:p>
          </table:table-cell>
          <table:table-cell table:style-name="ce6" office:value-type="float" office:value="56185.16" calcext:value-type="float">
            <text:p>56,185.16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24" calcext:value-type="date">
            <text:p>24 Jan 17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3121845798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0000" calcext:value-type="float">
            <text:p>10,000.00</text:p>
          </table:table-cell>
          <table:table-cell table:style-name="ce6" office:value-type="float" office:value="66185.16" calcext:value-type="float">
            <text:p>66,185.16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25" calcext:value-type="date">
            <text:p>25 Jan 17</text:p>
          </table:table-cell>
          <table:table-cell table:style-name="ce1" office:value-type="string" calcext:value-type="string">
            <text:p><text:s text:c="3"/>BY TRANSFER-HP600509 150655 210162471997325-JAN-2017--</text:p>
          </table:table-cell>
          <table:table-cell table:style-name="ce1" office:value-type="string" calcext:value-type="string">
            <text:p>TRANSFER FROM 319998410521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60.44" calcext:value-type="float">
            <text:p>160.44</text:p>
          </table:table-cell>
          <table:table-cell table:style-name="ce6" office:value-type="float" office:value="66345.6" calcext:value-type="float">
            <text:p>66,345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25" calcext:value-type="date">
            <text:p>25 Jan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666807652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6345.6" calcext:value-type="float">
            <text:p>26,345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25" calcext:value-type="date">
            <text:p>25 Jan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666807652 <text:s text:c="26"/></text:p>
          </table:table-cell>
          <table:table-cell table:style-name="ce6" office:value-type="float" office:value="12800" calcext:value-type="float">
            <text:p>12,8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3545.6" calcext:value-type="float">
            <text:p>13,545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1-26" calcext:value-type="date">
            <text:p>26 Jan 17</text:p>
          </table:table-cell>
          <table:table-cell table:style-name="ce1" office:value-type="string" calcext:value-type="string">
            <text:p><text:s text:c="3"/>ATM WDL-ATM CASH 50 <text:s text:c="3"/>SBI TIKIRI HOSPITAL <text:s text:c="2"/>TIKIRI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545.6" calcext:value-type="float">
            <text:p>3,545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2" calcext:value-type="date">
            <text:p>2 Feb 17</text:p>
          </table:table-cell>
          <table:table-cell table:style-name="ce1" office:value-type="string" calcext:value-type="string">
            <text:p>CHEQUE DEPOSIT---93691</text:p>
          </table:table-cell>
          <table:table-cell table:style-name="ce1" office:value-type="string" calcext:value-type="string">
            <text:p>TRANSFER TO 31682619263 / 93691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8000" calcext:value-type="float">
            <text:p>38,000.00</text:p>
          </table:table-cell>
          <table:table-cell table:style-name="ce6" office:value-type="float" office:value="41545.6" calcext:value-type="float">
            <text:p>41,545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2" calcext:value-type="date">
            <text:p>2 Feb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31761" calcext:value-type="float">
            <text:p>31,761.00</text:p>
          </table:table-cell>
          <table:table-cell table:style-name="ce6" office:value-type="float" office:value="73306.6" calcext:value-type="float">
            <text:p>73,306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3" calcext:value-type="date">
            <text:p>3 Feb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487084029 <text:s text:c="26"/></text:p>
          </table:table-cell>
          <table:table-cell table:style-name="ce6" office:value-type="float" office:value="6000" calcext:value-type="float">
            <text:p>6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67306.6" calcext:value-type="float">
            <text:p>67,306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4" calcext:value-type="date">
            <text:p>4 Feb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2301912929 <text:s text:c="26"/></text:p>
          </table:table-cell>
          <table:table-cell table:style-name="ce6" office:value-type="float" office:value="1180" calcext:value-type="float">
            <text:p>1,18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66126.6" calcext:value-type="float">
            <text:p>66,126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4" calcext:value-type="date">
            <text:p>4 Feb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111705355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6126.6" calcext:value-type="float">
            <text:p>26,126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6" calcext:value-type="date">
            <text:p>6 Feb 17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31008491182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25000" calcext:value-type="float">
            <text:p>25,000.00</text:p>
          </table:table-cell>
          <table:table-cell table:style-name="ce6" office:value-type="float" office:value="51126.6" calcext:value-type="float">
            <text:p>51,126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8" calcext:value-type="date">
            <text:p>8 Feb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33187" calcext:value-type="float">
            <text:p>33,187.00</text:p>
          </table:table-cell>
          <table:table-cell table:style-name="ce6" office:value-type="float" office:value="84313.6" calcext:value-type="float">
            <text:p>84,313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08" calcext:value-type="date">
            <text:p>8 Feb 17</text:p>
          </table:table-cell>
          <table:table-cell table:style-name="ce1" office:value-type="string" calcext:value-type="string">
            <text:p><text:s text:c="3"/>ATM WDL-ATM CASH 2251 <text:s/>SBI <text:s/>TIKIRI <text:s text:c="10"/>TIKIRI--</text:p>
          </table:table-cell>
          <table:table-cell table:style-name="ce1"/>
          <table:table-cell table:style-name="ce6" office:value-type="float" office:value="5000" calcext:value-type="float">
            <text:p>5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9313.6" calcext:value-type="float">
            <text:p>79,313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13" calcext:value-type="date">
            <text:p>13 Feb 17</text:p>
          </table:table-cell>
          <table:table-cell table:style-name="ce1" office:value-type="string" calcext:value-type="string">
            <text:p><text:s text:c="3"/>DEBIT- ATM ANNUAL FEE <text:s/>2016-17 - 6220180207500004198--</text:p>
          </table:table-cell>
          <table:table-cell table:style-name="ce1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9198.6" calcext:value-type="float">
            <text:p>79,198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14" calcext:value-type="date">
            <text:p>14 Feb 17</text:p>
          </table:table-cell>
          <table:table-cell table:style-name="ce1" office:value-type="string" calcext:value-type="string">
            <text:p>CASH CHEQUE-CASH WITHDRAWAL BY CHEQUE--262719</text:p>
          </table:table-cell>
          <table:table-cell table:style-name="ce1" office:value-type="float" office:value="262719" calcext:value-type="float">
            <text:p>262719</text:p>
          </table:table-cell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59198.6" calcext:value-type="float">
            <text:p>59,198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15" calcext:value-type="date">
            <text:p>15 Feb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1011435871 <text:s text:c="26"/></text:p>
          </table:table-cell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9198.6" calcext:value-type="float">
            <text:p>49,198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15" calcext:value-type="date">
            <text:p>15 Feb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3931439570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9198.6" calcext:value-type="float">
            <text:p>9,198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15" calcext:value-type="date">
            <text:p>15 Feb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1011435871 <text:s text:c="26"/></text:p>
          </table:table-cell>
          <table:table-cell table:style-name="ce6" office:value-type="float" office:value="5000" calcext:value-type="float">
            <text:p>5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4198.6" calcext:value-type="float">
            <text:p>4,198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22" calcext:value-type="date">
            <text:p>22 Feb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36713" calcext:value-type="float">
            <text:p>36,713.00</text:p>
          </table:table-cell>
          <table:table-cell table:style-name="ce6" office:value-type="float" office:value="40911.6" calcext:value-type="float">
            <text:p>40,911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23" calcext:value-type="date">
            <text:p>23 Feb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37258" calcext:value-type="float">
            <text:p>37,258.00</text:p>
          </table:table-cell>
          <table:table-cell table:style-name="ce6" office:value-type="float" office:value="78169.6" calcext:value-type="float">
            <text:p>78,1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25" calcext:value-type="date">
            <text:p>25 Feb 17</text:p>
          </table:table-cell>
          <table:table-cell table:style-name="ce1" office:value-type="string" calcext:value-type="string">
            <text:p><text:s text:c="3"/>ATM WDL-ATM CASH 70561 DURGA SERVICE STATION <text:s/>CUTTACK--</text:p>
          </table:table-cell>
          <table:table-cell table:style-name="ce1"/>
          <table:table-cell table:style-name="ce6" office:value-type="float" office:value="4000" calcext:value-type="float">
            <text:p>4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4169.6" calcext:value-type="float">
            <text:p>74,1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28" calcext:value-type="date">
            <text:p>28 Feb 17</text:p>
          </table:table-cell>
          <table:table-cell table:style-name="ce1" office:value-type="string" calcext:value-type="string">
            <text:p><text:s text:c="3"/>ATM WDL-ATM CASH 276 <text:s text:c="2"/>SBI <text:s/>TIKIRI <text:s text:c="10"/>TIKIRI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64169.6" calcext:value-type="float">
            <text:p>64,1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2-28" calcext:value-type="date">
            <text:p>28 Feb 17</text:p>
          </table:table-cell>
          <table:table-cell table:style-name="ce1" office:value-type="string" calcext:value-type="string">
            <text:p><text:s text:c="3"/>ATM WDL-ATM CASH 277 <text:s text:c="2"/>SBI <text:s/>TIKIRI <text:s text:c="10"/>TIKIRI--</text:p>
          </table:table-cell>
          <table:table-cell table:style-name="ce1"/>
          <table:table-cell table:style-name="ce6" office:value-type="float" office:value="10000" calcext:value-type="float">
            <text:p>1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54169.6" calcext:value-type="float">
            <text:p>54,1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01" calcext:value-type="date">
            <text:p>1 Ma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387512380 <text:s text:c="26"/></text:p>
          </table:table-cell>
          <table:table-cell table:style-name="ce6" office:value-type="float" office:value="19500" calcext:value-type="float">
            <text:p>19,5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4669.6" calcext:value-type="float">
            <text:p>34,6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01" calcext:value-type="date">
            <text:p>1 Ma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6028037885 <text:s text:c="26"/></text:p>
          </table:table-cell>
          <table:table-cell table:style-name="ce6" office:value-type="float" office:value="25000" calcext:value-type="float">
            <text:p>25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9669.6" calcext:value-type="float">
            <text:p>9,6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01" calcext:value-type="date">
            <text:p>1 Ma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039055909 <text:s text:c="26"/></text:p>
          </table:table-cell>
          <table:table-cell table:style-name="ce6" office:value-type="float" office:value="4000" calcext:value-type="float">
            <text:p>4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5669.6" calcext:value-type="float">
            <text:p>5,6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01" calcext:value-type="date">
            <text:p>1 Ma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905330926 <text:s text:c="26"/></text:p>
          </table:table-cell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3669.6" calcext:value-type="float">
            <text:p>3,6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06" calcext:value-type="date">
            <text:p>6 Mar 17</text:p>
          </table:table-cell>
          <table:table-cell table:style-name="ce1" office:value-type="string" calcext:value-type="string">
            <text:p><text:s text:c="3"/>by debit card-SBIPOS000462000191GOBARDHAN MOHARANA <text:s text:c="4"/>RAYAGADA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669.6" calcext:value-type="float">
            <text:p>1,66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07" calcext:value-type="date">
            <text:p>7 Mar 17</text:p>
          </table:table-cell>
          <table:table-cell table:style-name="ce1" office:value-type="string" calcext:value-type="string">
            <text:p><text:s text:c="3"/>FEE EXCESS DRS---</text:p>
          </table:table-cell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600.6" calcext:value-type="float">
            <text:p>1,600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10" calcext:value-type="date">
            <text:p>10 Mar 17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5129" calcext:value-type="float">
            <text:p>45,129.00</text:p>
          </table:table-cell>
          <table:table-cell table:style-name="ce6" office:value-type="float" office:value="46729.6" calcext:value-type="float">
            <text:p>46,72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15" calcext:value-type="date">
            <text:p>15 Mar 17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11666807652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6729.6" calcext:value-type="float">
            <text:p>6,729.6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23" calcext:value-type="date">
            <text:p>23 Mar 17</text:p>
          </table:table-cell>
          <table:table-cell table:style-name="ce1" office:value-type="string" calcext:value-type="string">
            <text:p><text:s text:c="3"/>BY TRANSFER-HP600509 153585 170367171159523-MAR-2017--</text:p>
          </table:table-cell>
          <table:table-cell table:style-name="ce1" office:value-type="string" calcext:value-type="string">
            <text:p>TRANSFER FROM 319999010521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311.65" calcext:value-type="float">
            <text:p>311.65</text:p>
          </table:table-cell>
          <table:table-cell table:style-name="ce6" office:value-type="float" office:value="7041.25" calcext:value-type="float">
            <text:p>7,041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24" calcext:value-type="date">
            <text:p>24 Mar 17</text:p>
          </table:table-cell>
          <table:table-cell table:style-name="ce1" office:value-type="string" calcext:value-type="string">
            <text:p><text:s text:c="3"/>ATM WDL-ATM CASH 7082 <text:s/>SBI TIKIRI HOSPITAL <text:s text:c="2"/>TIKIRI--</text:p>
          </table:table-cell>
          <table:table-cell table:style-name="ce1"/>
          <table:table-cell table:style-name="ce6" office:value-type="float" office:value="6000" calcext:value-type="float">
            <text:p>6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041.25" calcext:value-type="float">
            <text:p>1,041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25" calcext:value-type="date">
            <text:p>25 Mar 17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225" calcext:value-type="float">
            <text:p>225</text:p>
          </table:table-cell>
          <table:table-cell table:style-name="ce6" office:value-type="float" office:value="1266.25" calcext:value-type="float">
            <text:p>1,266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28" calcext:value-type="date">
            <text:p>28 Mar 17</text:p>
          </table:table-cell>
          <table:table-cell table:style-name="ce1" office:value-type="string" calcext:value-type="string">
            <text:p><text:s text:c="3"/>BY TRANSFER-Transfer through GCC--</text:p>
          </table:table-cell>
          <table:table-cell table:style-name="ce1" office:value-type="string" calcext:value-type="string">
            <text:p>TRANSFER FROM 20060418586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7000" calcext:value-type="float">
            <text:p>7,000.00</text:p>
          </table:table-cell>
          <table:table-cell table:style-name="ce6" office:value-type="float" office:value="8266.25" calcext:value-type="float">
            <text:p>8,266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31" calcext:value-type="date">
            <text:p>31 Mar 17</text:p>
          </table:table-cell>
          <table:table-cell table:style-name="ce1" office:value-type="string" calcext:value-type="string">
            <text:p><text:s text:c="3"/>ATM WDL-ATM CASH 104 <text:s text:c="2"/>SBI TIKIRI HOSPITAL <text:s text:c="2"/>TIKIRI--</text:p>
          </table:table-cell>
          <table:table-cell table:style-name="ce1"/>
          <table:table-cell table:style-name="ce6" office:value-type="float" office:value="8000" calcext:value-type="float">
            <text:p>8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66.25" calcext:value-type="float">
            <text:p>266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31" calcext:value-type="date">
            <text:p>31 Mar 17</text:p>
          </table:table-cell>
          <table:table-cell table:style-name="ce1" office:value-type="string" calcext:value-type="string">
            <text:p><text:s text:c="3"/>BY TRANSFER-FIMTFRREF:29216295219476021A763583--</text:p>
          </table:table-cell>
          <table:table-cell table:style-name="ce1" office:value-type="string" calcext:value-type="string">
            <text:p>TRANSFER FROM 35864470021 <text:s text:c="24"/>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10000" calcext:value-type="float">
            <text:p>10,000.00</text:p>
          </table:table-cell>
          <table:table-cell table:style-name="ce6" office:value-type="float" office:value="10266.25" calcext:value-type="float">
            <text:p>10,266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7-03-31" calcext:value-type="date">
            <text:p>31 Mar 17</text:p>
          </table:table-cell>
          <table:table-cell table:style-name="ce1" office:value-type="string" calcext:value-type="string">
            <text:p><text:s text:c="3"/>ATM WDL-ATM CASH 418 <text:s text:c="2"/>SBI TIKIRI HOSPITAL <text:s text:c="2"/>TIKIRI--</text:p>
          </table:table-cell>
          <table:table-cell table:style-name="ce1"/>
          <table:table-cell table:style-name="ce6" office:value-type="float" office:value="2000" calcext:value-type="float">
            <text:p>2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8266.25" calcext:value-type="float">
            <text:p>8,266.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**This is a computer generated statement and does not require a signature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number-columns-repeated="3"/>
          <table:table-cell table:style-name="ce1"/>
          <table:table-cell table:style-name="ce1" table:formula="of:=SUM([.E21:.E125])" office:value-type="float" office:value="1098519" calcext:value-type="float">
            <text:p>1098519</text:p>
          </table:table-cell>
          <table:table-cell table:style-name="ce1" table:formula="of:=SUM([.F21:.F125])" office:value-type="float" office:value="1106160.98" calcext:value-type="float">
            <text:p>1106160.98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April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May</text:p>
          </table:table-cell>
          <table:table-cell table:style-name="ce3" office:value-type="string" calcext:value-type="string">
            <text:p>Nill</text:p>
          </table:table-cell>
          <table:table-cell table:style-name="ce3" office:value-type="float" office:value="122.16" calcext:value-type="float">
            <text:p>122.1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June</text:p>
          </table:table-cell>
          <table:table-cell table:style-name="ce3" office:value-type="string" calcext:value-type="string">
            <text:p>Nill</text:p>
          </table:table-cell>
          <table:table-cell table:style-name="ce3" office:value-type="float" office:value="158.49" calcext:value-type="float">
            <text:p>158.4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July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August</text:p>
          </table:table-cell>
          <table:table-cell table:style-name="ce3" office:value-type="float" office:value="55200" calcext:value-type="float">
            <text:p>55200</text:p>
          </table:table-cell>
          <table:table-cell table:style-name="ce3" office:value-type="float" office:value="54548" calcext:value-type="float">
            <text:p>5454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September</text:p>
          </table:table-cell>
          <table:table-cell table:style-name="ce3" office:value-type="string" calcext:value-type="string">
            <text:p>Nill</text:p>
          </table:table-cell>
          <table:table-cell table:style-name="ce3" office:value-type="float" office:value="94.57" calcext:value-type="float">
            <text:p>94.5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October</text:p>
          </table:table-cell>
          <table:table-cell table:style-name="ce3" office:value-type="float" office:value="630205" calcext:value-type="float">
            <text:p>630205</text:p>
          </table:table-cell>
          <table:table-cell table:style-name="ce3" office:value-type="float" office:value="671008.79" calcext:value-type="float">
            <text:p>671008.7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November</text:p>
          </table:table-cell>
          <table:table-cell table:style-name="ce3" office:value-type="float" office:value="75450" calcext:value-type="float">
            <text:p>75450</text:p>
          </table:table-cell>
          <table:table-cell table:style-name="ce3" office:value-type="float" office:value="39269.06" calcext:value-type="float">
            <text:p>39269.0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December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0415.41" calcext:value-type="float">
            <text:p>10415.4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January</text:p>
          </table:table-cell>
          <table:table-cell table:style-name="ce3" office:value-type="float" office:value="62800" calcext:value-type="float">
            <text:p>62800</text:p>
          </table:table-cell>
          <table:table-cell table:style-name="ce3" office:value-type="float" office:value="65959.85" calcext:value-type="float">
            <text:p>65959.8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February</text:p>
          </table:table-cell>
          <table:table-cell table:style-name="ce3" office:value-type="float" office:value="151295" calcext:value-type="float">
            <text:p>151295</text:p>
          </table:table-cell>
          <table:table-cell table:style-name="ce3" office:value-type="float" office:value="201919" calcext:value-type="float">
            <text:p>20191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March</text:p>
          </table:table-cell>
          <table:table-cell table:style-name="ce3" office:value-type="float" office:value="108569" calcext:value-type="float">
            <text:p>108569</text:p>
          </table:table-cell>
          <table:table-cell table:style-name="ce3" office:value-type="float" office:value="62665.65" calcext:value-type="float">
            <text:p>62665.6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5" table:formula="of:=SUM([.E132:.E143])" office:value-type="float" office:value="1098519" calcext:value-type="float">
            <text:p>1098519</text:p>
          </table:table-cell>
          <table:table-cell table:style-name="ce5" table:formula="of:=SUM([.F132:.F143])" office:value-type="float" office:value="1106160.98" calcext:value-type="float">
            <text:p>1106160.98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0:48:23.59742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Kumars</meta:initial-creator>
    <meta:creation-date>2018-03-07T03:33:37</meta:creation-date>
    <dc:date>2018-03-08T11:03:41.542871640</dc:date>
    <meta:generator>LibreOffice/4.2.8.2$Linux_X86_64 LibreOffice_project/420m0$Build-2</meta:generator>
    <meta:editing-duration>PT12M24S</meta:editing-duration>
    <meta:editing-cycles>4</meta:editing-cycles>
    <meta:document-statistic meta:table-count="3" meta:cell-count="7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